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4a02" officeooo:paragraph-rsid="00124a0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officeooo:rsid="00124a02" officeooo:paragraph-rsid="00124a02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edback Management Plan</text:p>
      <text:p text:style-name="P2"/>
      <text:p text:style-name="P2"><text:tab/>During our weekly meetings with the mentor, any feedback will be noted and placed in a “todo” file in the github. <text:s/>Mentors will also have access to the team's Trello board and can place any issues they have into our to do tab for us to work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benow </meta:initial-creator>
    <meta:creation-date>2016-02-08T15:14:41.576503321</meta:creation-date>
    <dc:date>2016-02-08T15:18:06.339343141</dc:date>
    <dc:creator>Stabenow </dc:creator>
    <meta:editing-duration>P0D</meta:editing-duration>
    <meta:editing-cycles>1</meta:editing-cycles>
    <meta:document-statistic meta:table-count="0" meta:image-count="0" meta:object-count="0" meta:page-count="1" meta:paragraph-count="2" meta:word-count="51" meta:character-count="269" meta:non-whitespace-character-count="218"/>
    <meta:generator>LibreOffice/4.2.3.3$Linux_X86_64 LibreOffice_project/420m0$Build-3</meta:generator>
  </office:meta>
</office:document-meta>
</file>